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68cm"/>
    </style:style>
    <style:style style:name="gr3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15cm"/>
    </style:style>
    <style:style style:name="gr5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Ultrafine_20_2_20_Dots_20_3_20_Dashes" svg:stroke-color="#000000"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2_20_Dots_20_3_20_Dashes" svg:stroke-color="#000000" draw:marker-start="Arrow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3.6cm" svg:height="21.4cm" svg:x="6.5cm" svg:y="15.3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10.9cm" svg:y="16.404cm">
          <draw:text-box>
            <text:p>工作目录</text:p>
          </draw:text-box>
        </draw:frame>
        <draw:custom-shape draw:style-name="gr3" draw:text-style-name="P1" draw:layer="layout" svg:width="7.8cm" svg:height="12.4cm" svg:x="24.5cm" svg:y="2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2.4cm" svg:x="8.3cm" svg:y="2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9cm" svg:height="12.4cm" svg:x="40.2cm" svg:y="22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3.1cm" svg:height="0.996cm" svg:x="26.9cm" svg:y="16.704cm">
          <draw:text-box>
            <text:p>暂存区</text:p>
          </draw:text-box>
        </draw:frame>
        <draw:frame draw:style-name="gr4" draw:layer="layout" svg:width="3.1cm" svg:height="0.996cm" svg:x="42.2cm" svg:y="17.004cm">
          <draw:text-box>
            <text:p>本地仓库</text:p>
          </draw:text-box>
        </draw:frame>
        <draw:custom-shape draw:style-name="gr5" draw:text-style-name="P1" draw:layer="layout" svg:width="3cm" svg:height="3.7cm" svg:x="42.7cm" svg:y="23.7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12.8cm" svg:y1="23.3cm" svg:x2="18.2cm" svg:y2="21.6cm">
          <text:p/>
        </draw:line>
        <draw:frame draw:style-name="gr2" draw:layer="layout" svg:width="5cm" svg:height="0.996cm" svg:x="18.5cm" svg:y="21.1cm">
          <draw:text-box>
            <text:p>git diff </text:p>
          </draw:text-box>
        </draw:frame>
        <draw:custom-shape draw:style-name="gr5" draw:text-style-name="P1" draw:layer="layout" svg:width="3cm" svg:height="3.7cm" svg:x="27.6cm" svg:y="23.8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3cm" svg:height="3.7cm" svg:x="10.7cm" svg:y="24cm"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28.8cm" svg:y1="23.2cm" svg:x2="21.8cm" svg:y2="21.6cm">
          <text:p/>
        </draw:line>
        <draw:frame draw:style-name="gr2" draw:layer="layout" svg:width="6.8cm" svg:height="0.996cm" svg:x="33.8cm" svg:y="21.3cm">
          <draw:text-box>
            <text:p>git dif --cached</text:p>
          </draw:text-box>
        </draw:frame>
        <draw:line draw:style-name="gr6" draw:text-style-name="P1" draw:layer="layout" svg:x1="44.1cm" svg:y1="23.4cm" svg:x2="39.5cm" svg:y2="21.9cm">
          <text:p/>
        </draw:line>
        <draw:line draw:style-name="gr6" draw:text-style-name="P1" draw:layer="layout" svg:x1="29.8cm" svg:y1="23.1cm" svg:x2="33.3cm" svg:y2="22cm">
          <text:p/>
        </draw:line>
        <draw:line draw:style-name="gr6" draw:text-style-name="P1" draw:layer="layout" svg:x1="12.1cm" svg:y1="22.2cm" svg:x2="23.8cm" svg:y2="19.4cm">
          <text:p/>
        </draw:line>
        <draw:line draw:style-name="gr6" draw:text-style-name="P1" draw:layer="layout" svg:x1="44.2cm" svg:y1="21.5cm" svg:x2="31.7cm" svg:y2="19.7cm">
          <text:p/>
        </draw:line>
        <draw:frame draw:style-name="gr2" draw:layer="layout" svg:width="5cm" svg:height="0.996cm" svg:x="25.5cm" svg:y="18.9cm">
          <draw:text-box>
            <text:p>git diff HEAD</text:p>
          </draw:text-box>
        </draw:frame>
        <draw:line draw:style-name="gr6" draw:text-style-name="P1" draw:layer="layout" svg:x1="26.4cm" svg:y1="24.7cm" svg:x2="15cm" svg:y2="24.7cm">
          <text:p/>
        </draw:line>
        <draw:frame draw:style-name="gr2" draw:layer="layout" svg:width="5cm" svg:height="0.996cm" svg:x="18.3cm" svg:y="23.304cm">
          <draw:text-box>
            <text:p>git add</text:p>
          </draw:text-box>
        </draw:frame>
        <draw:line draw:style-name="gr6" draw:text-style-name="P1" draw:layer="layout" svg:x1="41.5cm" svg:y1="25cm" svg:x2="31.468cm" svg:y2="24.865cm">
          <text:p/>
        </draw:line>
        <draw:frame draw:style-name="gr2" draw:layer="layout" svg:width="5cm" svg:height="0.996cm" svg:x="34.3cm" svg:y="23.6cm">
          <draw:text-box>
            <text:p>git commit</text:p>
          </draw:text-box>
        </draw:frame>
        <draw:line draw:style-name="gr7" draw:text-style-name="P1" draw:layer="layout" svg:x1="31.6cm" svg:y1="26.9cm" svg:x2="41.4cm" svg:y2="26.9cm">
          <text:p/>
        </draw:line>
        <draw:frame draw:style-name="gr2" draw:layer="layout" svg:width="6.553cm" svg:height="0.996cm" svg:x="34.247cm" svg:y="25.452cm">
          <draw:text-box>
            <text:p>git reset HEAD</text:p>
          </draw:text-box>
        </draw:frame>
        <draw:line draw:style-name="gr7" draw:text-style-name="P1" draw:layer="layout" svg:x1="15.201cm" svg:y1="26.9cm" svg:x2="26.1cm" svg:y2="26.9cm">
          <text:p/>
        </draw:line>
        <draw:frame draw:style-name="gr2" draw:layer="layout" svg:width="5cm" svg:height="0.996cm" svg:x="18.388cm" svg:y="25.591cm">
          <draw:text-box>
            <text:p>git check --</text:p>
          </draw:text-box>
        </draw:frame>
        <draw:line draw:style-name="gr6" draw:text-style-name="P1" draw:layer="layout" svg:x1="12.8cm" svg:y1="28.7cm" svg:x2="17.8cm" svg:y2="30.5cm">
          <text:p/>
        </draw:line>
        <draw:frame draw:style-name="gr2" draw:layer="layout" svg:width="5cm" svg:height="0.996cm" svg:x="18.841cm" svg:y="30.195cm">
          <draw:text-box>
            <text:p>git rm</text:p>
          </draw:text-box>
        </draw:frame>
        <draw:line draw:style-name="gr6" draw:text-style-name="P1" draw:layer="layout" svg:x1="27.2cm" svg:y1="28.8cm" svg:x2="21.9cm" svg:y2="30.6cm">
          <text:p/>
        </draw:line>
        <draw:frame draw:style-name="gr2" draw:layer="layout" svg:width="5cm" svg:height="0.996cm" svg:x="18.841cm" svg:y="31.495cm">
          <draw:text-box>
            <text:p>git mv</text:p>
          </draw:text-box>
        </draw:frame>
        <draw:frame draw:style-name="gr2" draw:layer="layout" svg:width="5cm" svg:height="0.996cm" svg:x="45.1cm" svg:y="22.6cm">
          <draw:text-box>
            <text:p>git log</text:p>
          </draw:text-box>
        </draw:frame>
        <draw:frame draw:style-name="gr2" draw:layer="layout" svg:width="5cm" svg:height="0.996cm" svg:x="8.4cm" svg:y="23cm">
          <draw:text-box>
            <text:p>git statu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UMing CN" svg:font-family="'AR PL UMing CN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 PL UMing CN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0" svg:stroke-color="#000000" draw:fill="none" draw:fill-gradient-name="Gradient_20_7" draw:fill-hatch-name="Hatching_20_46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1T11:26:32</meta:creation-date>
    <dc:date>2014-09-20T21:42:24.384507976</dc:date>
    <meta:editing-duration>PT8H10M23S</meta:editing-duration>
    <meta:editing-cycles>197</meta:editing-cycles>
    <meta:generator>LibreOffice/4.2.6.3$Linux_x86 LibreOffice_project/420m0$Build-3</meta:generator>
    <meta:document-statistic meta:object-count="33"/>
  </office:meta>
</office:document-meta>
</file>